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9">
          <table:table-cell office:value-type="string" table:style-name="ce25">
            <text:p>(?&lt;=ˈ^o)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(?&lt;=ˈ(b|c|ch|d|f|g|ʒ|l|lh|m|n|nh|p|q|r|rr|ss|s|t|v|z|pr|br|tr|dr|kr|gr|fr|vr|pl|bl|kl|gl|fl))o(?![ju])(?!õô)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2:44:00Z</dc:date>
  </office:meta>
</office:document-meta>
</file>